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2" style:family="paragraph" style:parent-style-name="Table_20_Contents">
      <style:text-properties fo:color="#800000" fo:font-weight="bold" style:font-weight-asian="bold" style:font-weight-complex="bold"/>
    </style:style>
    <style:style style:name="P3" style:family="paragraph" style:parent-style-name="Table_20_Contents">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e test</text:p>
      <text:p text:style-name="P1"/>
      <text:p text:style-name="Text_20_body">Les tests unitaires seront développés en continu, avec l'avancement du projet. Un maximum de méthodes sensibles devront être testés en premier et privilégié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lors des premières releases, mais puisque le logiciel est déstiné à des personnes qualifiés, ils ne seront pas prioritaires à développer.</text:p>
      <text:p text:style-name="Text_20_body">Les tests performances ne seront développés qu'en fonctions de l'état d'avancement du projet, n'étant pas essentiel au projet il seront développer en dernier.</text:p>
      <text:p text:style-name="Text_20_body">Les tests de sécurités ne seront pas implémentés puisque il n'y a pas de données sensibles dans ce projet, le logiciel n'a pas pour but d'aller sur l'internet. Les tests qui pourront être développés seront tous liés au godmode.</text:p>
      <table:table table:name="Table1" table:style-name="Table1">
        <table:table-column table:style-name="Table1.A"/>
        <table:table-column table:style-name="Table1.B"/>
        <table:table-column table:style-name="Table1.C"/>
        <table:table-row>
          <table:table-cell table:style-name="Table1.A1" office:value-type="string">
            <text:p text:style-name="P2">Tests</text:p>
          </table:table-cell>
          <table:table-cell table:style-name="Table1.A1" office:value-type="string">
            <text:p text:style-name="P2">Quand ?</text:p>
          </table:table-cell>
          <table:table-cell table:style-name="Table1.C1" office:value-type="string">
            <text:p text:style-name="P2">Quoi ?</text:p>
          </table:table-cell>
        </table:table-row>
        <table:table-row>
          <table:table-cell table:style-name="Table1.A2" office:value-type="string">
            <text:p text:style-name="P3">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3">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 </text:p>
          </table:table-cell>
        </table:table-row>
        <table:table-row>
          <table:table-cell table:style-name="Table1.A2" office:value-type="string">
            <text:p text:style-name="P3">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3">Robustesse</text:p>
          </table:table-cell>
          <table:table-cell table:style-name="Table1.B5" office:value-type="string">
            <text:p text:style-name="Table_20_Contents">Peut débuter dès que les premières versions du projet seront release.</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3">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Le programme dans son ensemble.</text:p>
          </table:table-cell>
        </table:table-row>
        <table:table-row>
          <table:table-cell table:style-name="Table1.A7" office:value-type="string">
            <text:p text:style-name="P3">Intégrations</text:p>
          </table:table-cell>
          <table:table-cell table:style-name="Table1.B7" office:value-type="string">
            <text:p text:style-name="Table_20_Contents">A chaque release, les modules déjà testés devront continuer à fonctionner et chaque module doit d'ajouter à ceux déjà testé.</text:p>
          </table:table-cell>
          <table:table-cell table:style-name="Table1.C7" office:value-type="string">
            <text:p text:style-name="Table_20_Contents">Tout le program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2-19T16:25:12</dc:date>
    <dc:creator>paul </dc:creator>
    <meta:editing-duration>PT35M37S</meta:editing-duration>
    <meta:editing-cycles>25</meta:editing-cycles>
    <meta:generator>LibreOffice/3.5$Linux_X86_64 LibreOffice_project/350m1$Build-2</meta:generator>
    <meta:document-statistic meta:table-count="1" meta:image-count="0" meta:object-count="0" meta:page-count="1" meta:paragraph-count="27" meta:word-count="244" meta:character-count="1573" meta:non-whitespace-character-count="1355"/>
  </office:meta>
</office:document-meta>
</file>